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, SimSu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-asian="宋体" style:font-size-asian="10.5pt" style:language-asian="zh" style:country-asian="CN"/>
    </style:style>
    <style:style style:name="P2" style:family="paragraph" style:parent-style-name="Text_20_body">
      <style:text-properties style:language-asian="en" style:country-asian="US"/>
    </style:style>
    <style:style style:name="P3" style:family="paragraph" style:parent-style-name="Text_20_body">
      <style:paragraph-properties fo:margin-top="0in" fo:margin-bottom="0in" loext:contextual-spacing="false"/>
    </style:style>
    <style:style style:name="T1" style:family="text">
      <style:text-properties style:font-name-asian="宋体" style:font-size-asian="13.5pt" style:language-asian="zh" style:country-asian="CN"/>
    </style:style>
    <style:style style:name="T2" style:family="text">
      <style:text-properties style:font-name-asian="宋体" style:font-size-asian="10.5pt" style:language-asian="zh" style:country-asian="CN"/>
    </style:style>
    <style:style style:name="T3" style:family="text">
      <style:text-properties fo:font-size="10.5pt" fo:language="en" fo:country="US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he following packages have unmet dependencies:</text:h>
      <text:p text:style-name="P3">2014年03月17日 16:42:25 <text:a xlink:type="simple" xlink:href="https://me.csdn.net/yusiguyuan" office:target-frame-name="_blank" xlink:show="new" text:style-name="Internet_20_link" text:visited-style-name="Visited_20_Internet_20_Link">鱼思故渊</text:a> 阅读数 14355更多 </text:p>
      <text:p text:style-name="P3">分类专栏： <text:a xlink:type="simple" xlink:href="https://blog.csdn.net/yusiguyuan/article/category/1666521" office:target-frame-name="_blank" xlink:show="new" text:style-name="Internet_20_link" text:visited-style-name="Visited_20_Internet_20_Link">windows开发环境搭建 </text:a></text:p>
      <text:section text:style-name="Sect1" text:name="article_content">
        <text:p text:style-name="P3">版权声明：本文为博主原创文章，遵循<text:a xlink:type="simple" xlink:href="http://creativecommons.org/licenses/by-sa/4.0/" office:target-frame-name="_blank" xlink:show="new" text:style-name="Internet_20_link" text:visited-style-name="Visited_20_Internet_20_Link"> CC 4.0 BY-SA </text:a>版权协议，转载请附上原文出处链接和本声明。 </text:p>
        <text:p text:style-name="P3">本文链接：<text:a xlink:type="simple" xlink:href="https://blog.csdn.net/yusiguyuan/article/details/21396205" text:style-name="Internet_20_link" text:visited-style-name="Visited_20_Internet_20_Link">https://blog.csdn.net/yusiguyuan/article/details/21396205</text:a> </text:p>
        <text:section text:style-name="Sect1" text:name="content_views">
          <text:p text:style-name="Text_20_body"><text:span text:style-name="Strong_20_Emphasis"> </text:span><text:span text:style-name="Strong_20_Emphasis"><text:span text:style-name="T1">安装编译环境的软件可能会出现的问题</text:span></text:span></text:p>
          <text:p text:style-name="Text_20_body"><text:span text:style-name="T2">下列软件包有未满足的依赖关系： </text:span><text:span text:style-name="T3">libasound2: </text:span><text:span text:style-name="T2">破坏</text:span><text:span text:style-name="T3">: libasound2-plugins (&lt; 1.0.24-0ubuntu3) </text:span><text:span text:style-name="T2">但是 </text:span><text:span text:style-name="T3">1.0.22-0ubuntu6 </text:span><text:span text:style-name="T2">正要被安装 </text:span><text:span text:style-name="T3">libglib2.0-0: </text:span><text:span text:style-name="T2">破坏</text:span><text:span text:style-name="T3">: gnome-control-center (&lt; 1:3) </text:span><text:span text:style-name="T2">但是 </text:span><text:span text:style-name="T3">1:2.30.0-0ubuntu4 </text:span><text:span text:style-name="T2">正要被安装 </text:span><text:span text:style-name="T3">ppp: </text:span><text:span text:style-name="T2">破坏</text:span><text:span text:style-name="T3">: network-manager (&lt;= 0.8.0.999-1) </text:span><text:span text:style-name="T2">但是 </text:span><text:span text:style-name="T3">0.8-0ubuntu3 </text:span><text:span text:style-name="T2">正要被安装</text:span><text:span text:style-name="T3">E: </text:span><text:span text:style-name="T2">破损的软件包</text:span></text:p>
          <text:p text:style-name="Text_20_body"/>
          <text:p text:style-name="Text_20_body"><text:span text:style-name="T2">某些源有问题</text:span><text:span text:style-name="T3">,</text:span><text:span text:style-name="T2">为高版本 </text:span><text:span text:style-name="T3">ubuntu</text:span><text:span text:style-name="T2">的源 </text:span><text:span text:style-name="T3">,</text:span><text:span text:style-name="T2">删除即可</text:span><text:span text:style-name="T3">,</text:span><text:span text:style-name="T2">如安装高版本的</text:span><text:span text:style-name="T3">git</text:span><text:span text:style-name="T2">所用的源就是</text:span><text:span text:style-name="T3">ubuntu 10.4</text:span><text:span text:style-name="T2">之后的源，用在</text:span><text:span text:style-name="T3">10.04</text:span><text:span text:style-name="T2">上就可以会有问题，引起此提示。</text:span></text:p>
          <text:p text:style-name="Text_20_body"><text:span text:style-name="T2">在终端中执行：</text:span><text:span text:style-name="T3">gedit /etc/apt/source.list</text:span></text:p>
          <text:p text:style-name="Text_20_body"><text:span text:style-name="T2">把文件的最后 </text:span><text:span text:style-name="T3">deb http://ftp.de.debian.org/debian sid main </text:span><text:span text:style-name="T2">删除，并保存退出</text:span></text:p>
          <text:p text:style-name="Text_20_body"><text:span text:style-name="T2">回到终端中执行：</text:span><text:span text:style-name="T3">sudo apt-get update</text:span></text:p>
          <text:p text:style-name="P1">再次重新安装编译环境的软件</text:p>
          <text:p text:style-name="Text_20_body"/>
          <text:p text:style-name="P2">更新源，再次安装！！！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, SimSu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5:58:26.818097942</meta:creation-date>
    <dc:date>2019-09-09T15:58:59.635049216</dc:date>
    <meta:editing-duration>PT36S</meta:editing-duration>
    <meta:editing-cycles>1</meta:editing-cycles>
    <meta:document-statistic meta:table-count="0" meta:image-count="0" meta:object-count="0" meta:page-count="1" meta:paragraph-count="13" meta:word-count="287" meta:character-count="706" meta:non-whitespace-character-count="651"/>
    <meta:generator>LibreOffice/5.1.2.2$Linux_X86_64 LibreOffice_project/10m0$Build-2</meta:generator>
  </office:meta>
</office:document-meta>
</file>